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12bc1"/>
    </style:style>
    <style:style style:name="P2" style:family="paragraph" style:parent-style-name="Heading_20_1">
      <style:paragraph-properties fo:text-align="start" style:justify-single-word="false"/>
      <style:text-properties fo:font-size="42pt" officeooo:rsid="00212bc1" officeooo:paragraph-rsid="00212bc1" style:font-size-asian="42pt" style:font-size-complex="42pt"/>
    </style:style>
    <style:style style:name="P3" style:family="paragraph" style:parent-style-name="Heading_20_2">
      <style:text-properties officeooo:rsid="00212bc1" officeooo:paragraph-rsid="00212bc1"/>
    </style:style>
    <style:style style:name="P4" style:family="paragraph" style:parent-style-name="Heading_20_2">
      <style:text-properties officeooo:paragraph-rsid="00223c9e"/>
    </style:style>
    <style:style style:name="T1" style:family="text">
      <style:text-properties officeooo:rsid="00212bc1"/>
    </style:style>
    <style:style style:name="T2" style:family="text">
      <style:text-properties officeooo:rsid="00223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nother Girl Another Planet</text:h>
      <text:h text:style-name="Heading_20_2" text:outline-level="2">E <text:s text:c="2"/>B <text:s text:c="2"/><text:span text:style-name="T1">C#m <text:s text:c="2"/>A</text:span></text:h>
      <text:p text:style-name="P1">I always flirt with death</text:p>
      <text:p text:style-name="P1">I look ill, but I don′t care about it</text:p>
      <text:p text:style-name="P1">I can face your threats and stand up straight</text:p>
      <text:p text:style-name="P1">And tall and shout about it</text:p>
      <text:h text:style-name="Heading_20_2" text:outline-level="2">E <text:s text:c="2"/>B <text:s text:c="2"/><text:span text:style-name="T1">C#m <text:s text:c="2"/>D <text:s text:c="2"/>C#m <text:s text:c="2"/>B</text:span></text:h>
      <text:p text:style-name="P1">I think I'm on another world with you, With you</text:p>
      <text:p text:style-name="P1">I′m on another planet with you, With you</text:p>
      <text:p text:style-name="P1"/>
      <text:p text:style-name="P1">You get under my skin</text:p>
      <text:p text:style-name="P1">I don't find it irritating</text:p>
      <text:p text:style-name="P1">You always play to win</text:p>
      <text:p text:style-name="P1">But I won't need rehabilitating, oh no</text:p>
      <text:p text:style-name="P1">I think I′m on another world with you ...</text:p>
      <text:h text:style-name="P3" text:outline-level="2">E <text:s text:c="2"/>A <text:s text:c="2"/>E <text:s text:c="2"/>A <text:s text:c="2"/>E <text:s text:c="2"/>A <text:s text:c="2"/>G#m <text:s text:c="2"/>F#m <text:s text:c="2"/>E</text:h>
      <text:p text:style-name="P1">Another girl, another planet</text:p>
      <text:p text:style-name="P1">Another girl, another planet</text:p>
      <text:p text:style-name="P1"/>
      <text:p text:style-name="P1">Space travel's in my blood</text:p>
      <text:p text:style-name="P1">There ain′t nothing I can do about it</text:p>
      <text:p text:style-name="P1">Long journeys wear me out</text:p>
      <text:p text:style-name="P1">But I know I can't live without it, I know</text:p>
      <text:p text:style-name="P1">I think I′m on another world with you ...</text:p>
      <text:h text:style-name="P4" text:outline-level="2">E <text:s text:c="4"/>B <text:s text:c="4"/><text:span text:style-name="T1">C#m <text:s text:c="3"/></text:span><text:span text:style-name="T2">C#m C B</text:span><text:span text:style-name="T1"> A,</text:span></text:h>
      <text:p text:style-name="P1">Another girl who′s loving you now</text:p>
      <text:p text:style-name="P1">Another planet who's holding you down</text:p>
      <text:h text:style-name="P3" text:outline-level="2">D <text:s text:c="2"/>..E</text:h>
      <text:p text:style-name="P1">Another plan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8:36:37.225891817</meta:creation-date>
    <dc:title>SongSheet</dc:title>
    <meta:editing-cycles>3</meta:editing-cycles>
    <meta:generator>LibreOffice/7.6.4.1$MacOSX_AARCH64 LibreOffice_project/e19e193f88cd6c0525a17fb7a176ed8e6a3e2aa1</meta:generator>
    <meta:editing-duration>PT19M20S</meta:editing-duration>
    <dc:date>2025-04-23T11:26:01.703099069</dc:date>
    <meta:document-statistic meta:table-count="0" meta:image-count="0" meta:object-count="0" meta:page-count="1" meta:paragraph-count="27" meta:word-count="169" meta:character-count="820" meta:non-whitespace-character-count="633"/>
    <meta:template xlink:type="simple" xlink:actuate="onRequest" xlink:title="SongSheet" xlink:href="../../../../Library/Application%20Support/LibreOffice/4/user/template/SongSheet.ott" meta:date="2025-04-18T18:36:37.145005607"/>
  </office:meta>
</office:document-meta>
</file>